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0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97496346" calcext:value-type="float">
            <text:p>0.597496346</text:p>
          </table:table-cell>
          <table:table-cell office:value-type="float" office:value="0.691249749" calcext:value-type="float">
            <text:p>0.691249749</text:p>
          </table:table-cell>
          <table:table-cell office:value-type="float" office:value="0.777660956" calcext:value-type="float">
            <text:p>0.777660956</text:p>
          </table:table-cell>
          <table:table-cell table:number-columns-repeated="1020"/>
        </table:table-row>
        <table:table-row table:style-name="ro1">
          <table:table-cell office:value-type="float" office:value="0.853412591" calcext:value-type="float">
            <text:p>0.853412591</text:p>
          </table:table-cell>
          <table:table-cell office:value-type="float" office:value="0.9155965" calcext:value-type="float">
            <text:p>0.9155965</text:p>
          </table:table-cell>
          <table:table-cell office:value-type="float" office:value="0.961825406" calcext:value-type="float">
            <text:p>0.961825406</text:p>
          </table:table-cell>
          <table:table-cell office:value-type="float" office:value="0.990324553" calcext:value-type="float">
            <text:p>0.990324553</text:p>
          </table:table-cell>
          <table:table-cell table:number-columns-repeated="1020"/>
        </table:table-row>
        <table:table-row table:style-name="ro1">
          <table:table-cell office:value-type="float" office:value="0.999999841" calcext:value-type="float">
            <text:p>0.999999841</text:p>
          </table:table-cell>
          <table:table-cell office:value-type="float" office:value="0.990479831" calcext:value-type="float">
            <text:p>0.990479831</text:p>
          </table:table-cell>
          <table:table-cell office:value-type="float" office:value="0.962130001" calcext:value-type="float">
            <text:p>0.962130001</text:p>
          </table:table-cell>
          <table:table-cell office:value-type="float" office:value="0.916038718" calcext:value-type="float">
            <text:p>0.916038718</text:p>
          </table:table-cell>
          <table:table-cell table:number-columns-repeated="1020"/>
        </table:table-row>
        <table:table-row table:style-name="ro1">
          <table:table-cell office:value-type="float" office:value="0.853975454" calcext:value-type="float">
            <text:p>0.853975454</text:p>
          </table:table-cell>
          <table:table-cell office:value-type="float" office:value="0.778322858" calcext:value-type="float">
            <text:p>0.778322858</text:p>
          </table:table-cell>
          <table:table-cell office:value-type="float" office:value="0.691985276" calcext:value-type="float">
            <text:p>0.691985276</text:p>
          </table:table-cell>
          <table:table-cell office:value-type="float" office:value="0.598277264" calcext:value-type="float">
            <text:p>0.598277264</text:p>
          </table:table-cell>
          <table:table-cell table:number-columns-repeated="1020"/>
        </table:table-row>
        <table:table-row table:style-name="ro1">
          <table:table-cell office:value-type="float" office:value="0.500796326" calcext:value-type="float">
            <text:p>0.500796326</text:p>
          </table:table-cell>
          <table:table-cell office:value-type="float" office:value="0.403284818" calcext:value-type="float">
            <text:p>0.403284818</text:p>
          </table:table-cell>
          <table:table-cell office:value-type="float" office:value="0.309486264" calcext:value-type="float">
            <text:p>0.309486264</text:p>
          </table:table-cell>
          <table:table-cell office:value-type="float" office:value="0.223001649" calcext:value-type="float">
            <text:p>0.223001649</text:p>
          </table:table-cell>
          <table:table-cell table:number-columns-repeated="1020"/>
        </table:table-row>
        <table:table-row table:style-name="ro1">
          <table:table-cell office:value-type="float" office:value="0.14715117" calcext:value-type="float">
            <text:p>0.14715117</text:p>
          </table:table-cell>
          <table:table-cell office:value-type="float" office:value="0.084846772" calcext:value-type="float">
            <text:p>0.084846772</text:p>
          </table:table-cell>
          <table:table-cell office:value-type="float" office:value="0.03848036" calcext:value-type="float">
            <text:p>0.03848036</text:p>
          </table:table-cell>
          <table:table-cell office:value-type="float" office:value="0.009831969" calcext:value-type="float">
            <text:p>0.009831969</text:p>
          </table:table-cell>
          <table:table-cell table:number-columns-repeated="1020"/>
        </table:table-row>
        <table:table-row table:style-name="ro1">
          <table:table-cell office:value-type="float" office:value="0.000001426" calcext:value-type="float">
            <text:p>0.000001426</text:p>
          </table:table-cell>
          <table:table-cell office:value-type="float" office:value="0.009366135" calcext:value-type="float">
            <text:p>0.009366135</text:p>
          </table:table-cell>
          <table:table-cell office:value-type="float" office:value="0.037566577" calcext:value-type="float">
            <text:p>0.037566577</text:p>
          </table:table-cell>
          <table:table-cell office:value-type="float" office:value="0.08352012" calcext:value-type="float">
            <text:p>0.08352012</text:p>
          </table:table-cell>
          <table:table-cell table:number-columns-repeated="1020"/>
        </table:table-row>
        <table:table-row table:style-name="ro1">
          <table:table-cell office:value-type="float" office:value="0.14546258" calcext:value-type="float">
            <text:p>0.14546258</text:p>
          </table:table-cell>
          <table:table-cell office:value-type="float" office:value="0.221015947" calcext:value-type="float">
            <text:p>0.221015947</text:p>
          </table:table-cell>
          <table:table-cell office:value-type="float" office:value="0.307279683" calcext:value-type="float">
            <text:p>0.307279683</text:p>
          </table:table-cell>
          <table:table-cell office:value-type="float" office:value="0.400942069" calcext:value-type="float">
            <text:p>0.400942069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58:41.629866987</meta:creation-date>
    <dc:date>2019-07-10T13:57:06.091718303</dc:date>
    <meta:editing-duration>PT2H38M4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